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Helvetica Neue" svg:font-family="'Helvetica Neue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236in"/>
    </style:style>
    <style:style style:name="co2" style:family="table-column">
      <style:table-column-properties fo:break-before="auto" style:column-width="6.011in"/>
    </style:style>
    <style:style style:name="co3" style:family="table-column">
      <style:table-column-properties fo:break-before="auto" style:column-width="2.6236in"/>
    </style:style>
    <style:style style:name="co4" style:family="table-column">
      <style:table-column-properties fo:break-before="auto" style:column-width="5.4217in"/>
    </style:style>
    <style:style style:name="co5" style:family="table-column">
      <style:table-column-properties fo:break-before="auto" style:column-width="2.4138in"/>
    </style:style>
    <style:style style:name="co6" style:family="table-column">
      <style:table-column-properties fo:break-before="auto" style:column-width="2.6118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2.3398in"/>
    </style:style>
    <style:style style:name="co9" style:family="table-column">
      <style:table-column-properties fo:break-before="auto" style:column-width="3.1417in"/>
    </style:style>
    <style:style style:name="co10" style:family="table-column">
      <style:table-column-properties fo:break-before="auto" style:column-width="2.7598in"/>
    </style:style>
    <style:style style:name="co11" style:family="table-column">
      <style:table-column-properties fo:break-before="auto" style:column-width="7.2681in"/>
    </style:style>
    <style:style style:name="co12" style:family="table-column">
      <style:table-column-properties fo:break-before="auto" style:column-width="3.0425in"/>
    </style:style>
    <style:style style:name="co13" style:family="table-column">
      <style:table-column-properties fo:break-before="auto" style:column-width="2.8819in"/>
    </style:style>
    <style:style style:name="co14" style:family="table-column">
      <style:table-column-properties fo:break-before="auto" style:column-width="1.7484in"/>
    </style:style>
    <style:style style:name="co15" style:family="table-column">
      <style:table-column-properties fo:break-before="auto" style:column-width="2.0929in"/>
    </style:style>
    <style:style style:name="co16" style:family="table-column">
      <style:table-column-properties fo:break-before="auto" style:column-width="3.239in"/>
    </style:style>
    <style:style style:name="co17" style:family="table-column">
      <style:table-column-properties fo:break-before="auto" style:column-width="1.35in"/>
    </style:style>
    <style:style style:name="co18" style:family="table-column">
      <style:table-column-properties fo:break-before="auto" style:column-width="1.9209in"/>
    </style:style>
    <style:style style:name="co19" style:family="table-column">
      <style:table-column-properties fo:break-before="auto" style:column-width="2.439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1.9827in"/>
    </style:style>
    <style:style style:name="co22" style:family="table-column">
      <style:table-column-properties fo:break-before="auto" style:column-width="1.833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44">
      <style:table-cell-properties style:rotation-align="none"/>
      <style:text-properties fo:color="#313131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81d41a" style:rotation-align="none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e2ef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81d41a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 style:data-style-name="N144">
      <style:table-cell-properties fo:background-color="#e2ef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 style:data-style-name="N145">
      <style:table-cell-properties style:rotation-align="none"/>
    </style:style>
    <style:style style:name="ce18" style:family="table-cell" style:parent-style-name="Default">
      <style:table-cell-properties fo:background-color="#fef2c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fo:background-color="#77bc65" style:rotation-align="non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ackground-color="transparent" style:rotation-align="none"/>
    </style:style>
    <style:style style:name="ce22" style:family="table-cell" style:parent-style-name="Default">
      <style:table-cell-properties fo:background-color="#ff0000" style:rotation-align="none"/>
    </style:style>
    <style:style style:name="ce23" style:family="table-cell" style:parent-style-name="Default">
      <style:text-properties style:font-name="Calibri" style:font-name-complex="Calibri"/>
    </style:style>
    <style:style style:name="ce24" style:family="table-cell" style:parent-style-name="Default" style:data-style-name="N0">
      <style:table-cell-properties fo:background-color="#77bc65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fo:background-color="#77bc65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ackground-color="#00a933" style:rotation-align="none"/>
    </style:style>
    <style:style style:name="ce27" style:family="table-cell" style:parent-style-name="Default" style:data-style-name="N0">
      <style:table-cell-properties fo:background-color="#dddddd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color="#000000"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Default"/>
        <table:table-column table:style-name="co17" table:number-columns-repeated="1001" table:default-cell-style-name="Default"/>
        <table:table-row table:style-name="ro1">
          <table:table-cell office:value-type="string" calcext:value-type="string">
            <text:p>Matriz de confusión</text:p>
          </table:table-cell>
          <table:table-cell table:number-columns-repeated="4"/>
          <table:table-cell office:value-type="float" office:value="35948" calcext:value-type="float">
            <text:p>35948</text:p>
          </table:table-cell>
          <table:table-cell office:value-type="float" office:value="4052" calcext:value-type="float">
            <text:p>40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G3]" office:value-type="string" office:string-value="0.984" calcext:value-type="string">
            <text:p>0.984</text:p>
          </table:table-cell>
          <table:table-cell office:value-type="float" office:value="0.016" calcext:value-type="float">
            <text:p>0.01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  <table:table-cell/>
          <table:table-cell office:value-type="float" office:value="1" calcext:value-type="float">
            <text:p>1</text:p>
          </table:table-cell>
          <table:table-cell table:formula="of:=1-[.G4]" office:value-type="string" office:string-value="0.638" calcext:value-type="string">
            <text:p>0.638</text:p>
          </table:table-cell>
          <table:table-cell office:value-type="float" office:value="0.362" calcext:value-type="float">
            <text:p>0.36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+[.F1]*[.F3]" office:value-type="string" office:string-value="35372.832" calcext:value-type="string">
            <text:p>35372.832</text:p>
          </table:table-cell>
          <table:table-cell table:formula="of:=+[.F1]*[.G3]" office:value-type="string" office:string-value="575.168" calcext:value-type="string">
            <text:p>575.168</text:p>
          </table:table-cell>
          <table:table-cell table:formula="of:=+SUM([.F6:.G6])" office:value-type="string" office:string-value="35948" calcext:value-type="string">
            <text:p>3594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+[.G1]*[.F4]" office:value-type="string" office:string-value="2585.176" calcext:value-type="string">
            <text:p>2585.176</text:p>
          </table:table-cell>
          <table:table-cell table:formula="of:=+[.G1]*[.G4]" office:value-type="string" office:string-value="1466.824" calcext:value-type="string">
            <text:p>1466.824</text:p>
          </table:table-cell>
          <table:table-cell table:formula="of:=+SUM([.F7:.G7])" office:value-type="string" office:string-value="4052" calcext:value-type="string">
            <text:p>405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Numerador</text:p>
          </table:table-cell>
          <table:table-cell table:formula="of:=+[.G7]+[.F6]" office:value-type="string" office:string-value="36839.656" calcext:value-type="string">
            <text:p>36839.656</text:p>
          </table:table-cell>
          <table:table-cell table:style-name="ce11" table:formula="of:=+[.F10]/[.F11]" office:value-type="string" office:string-value="0.9209914" calcext:value-type="string">
            <text:p>0.920991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Denominador</text:p>
          </table:table-cell>
          <table:table-cell table:formula="of:=+[.G7]+[.F6]+[.G6]+[.F7]" office:value-type="string" office:string-value="40000" calcext:value-type="string">
            <text:p>40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gunta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1, X2, Bias</text:p>
          </table:table-cell>
          <table:table-cell office:value-type="string" calcext:value-type="string">
            <text:p>Pesos</text:p>
          </table:table-cell>
          <table:table-cell office:value-type="string" calcext:value-type="string">
            <text:p>* Peso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3.706423" calcext:value-type="float">
            <text:p>-3.706423</text:p>
          </table:table-cell>
          <table:table-cell table:formula="of:=+[.B15]*[.A15]" office:value-type="string" office:string-value="-1.8532115" calcext:value-type="string">
            <text:p>-1.8532115</text:p>
          </table:table-cell>
          <table:table-cell office:value-type="string" calcext:value-type="string">
            <text:p>X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6671724" calcext:value-type="float">
            <text:p>-3.6671724</text:p>
          </table:table-cell>
          <table:table-cell table:formula="of:=+[.B16]*[.A16]" office:value-type="string" office:string-value="-3.6671724" calcext:value-type="string">
            <text:p>-3.6671724</text:p>
          </table:table-cell>
          <table:table-cell office:value-type="string" calcext:value-type="string">
            <text:p>X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557335" calcext:value-type="float">
            <text:p>2.9557335</text:p>
          </table:table-cell>
          <table:table-cell table:formula="of:=+[.B17]*[.A17]" office:value-type="string" office:string-value="2.9557335" calcext:value-type="string">
            <text:p>2.9557335</text:p>
          </table:table-cell>
          <table:table-cell office:value-type="string" calcext:value-type="string">
            <text:p>Bia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ma pond</text:p>
          </table:table-cell>
          <table:table-cell table:formula="of:=+SUM([.C15:.C17])" office:value-type="string" office:string-value="-2.5646504" calcext:value-type="string">
            <text:p>-2.5646504</text:p>
          </table:table-cell>
          <table:table-cell office:value-type="string" calcext:value-type="string">
            <text:p>Pregunta 9</text:p>
          </table:table-cell>
          <table:table-cell office:value-type="string" calcext:value-type="string">
            <text:p>Calcular Cross Entrop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-1*[.C19]" office:value-type="float" office:value="2.5646504" calcext:value-type="float">
            <text:p>2.5646504</text:p>
          </table:table-cell>
          <table:table-cell office:value-type="string" calcext:value-type="string">
            <text:p>Label si clasifico bien</text:p>
          </table:table-cell>
          <table:table-cell/>
          <table:table-cell office:value-type="string" calcext:value-type="string">
            <text:p>Label si clasifico mal</text:p>
          </table:table-cell>
          <table:table-cell/>
          <table:table-cell table:style-name="ce5" office:value-type="string" calcext:value-type="string">
            <text:p><text:a xlink:href="https://medium.com/data-science-bootcamp/understand-cross-entropy-loss-in-minutes-9fb263caee9a" xlink:type="simple">https://medium.com/data-science-bootcamp/understand-cross-entropy-loss-in-minutes-9fb263caee9a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moide (Suma ponderada)-&gt;</text:p>
          </table:table-cell>
          <table:table-cell/>
          <table:table-cell table:style-name="ce11" office:value-type="float" office:value="0.07145" calcext:value-type="float">
            <text:p>0.07145</text:p>
          </table:table-cell>
          <table:table-cell office:value-type="float" office:value="1" calcext:value-type="float">
            <text:p>1</text:p>
          </table:table-cell>
          <table:table-cell table:formula="of:=+[.D21]*LOG([.C21])" office:value-type="string" office:string-value="-1.145997767" calcext:value-type="string">
            <text:p>-1.145997767</text:p>
          </table:table-cell>
          <table:table-cell office:value-type="float" office:value="0" calcext:value-type="float">
            <text:p>0</text:p>
          </table:table-cell>
          <table:table-cell table:formula="of:=+[.F21]*LOG([.C21])" office:value-type="string" office:string-value="0" calcext:value-type="string">
            <text:p>0</text:p>
          </table:table-cell>
          <table:table-cell table:style-name="ce5" office:value-type="string" calcext:value-type="string">
            <text:p><text:a xlink:href="https://towardsdatascience.com/cross-entropy-for-classification-d98e7f974451" xlink:type="simple">https://towardsdatascience.com/cross-entropy-for-classification-d98e7f974451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1-[.C21]" office:value-type="string" office:string-value="0.92855" calcext:value-type="string">
            <text:p>0.92855</text:p>
          </table:table-cell>
          <table:table-cell office:value-type="float" office:value="0" calcext:value-type="float">
            <text:p>0</text:p>
          </table:table-cell>
          <table:table-cell table:formula="of:=+[.D22]*LOG([.C22]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formula="of:=+[.F22]*LOG([.C22])" office:value-type="string" office:string-value="-0.03219470567" calcext:value-type="string">
            <text:p>-0.0321947056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" table:formula="of:=-SUM([.E21:.E22])" office:value-type="string" office:string-value="1.145997767" calcext:value-type="string">
            <text:p>1.145997767</text:p>
          </table:table-cell>
          <table:table-cell/>
          <table:table-cell table:style-name="ce12" table:formula="of:=-SUM([.G21:.G22])" office:value-type="string" office:string-value="0.03219470567" calcext:value-type="string">
            <text:p>0.03219470567</text:p>
          </table:table-cell>
          <table:table-cell/>
          <table:table-cell office:value-type="string" calcext:value-type="string">
            <text:p>Este no es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[.E25]" office:value-type="float" office:value="-1.14600747535943" calcext:value-type="float">
            <text:p>-1.14600747535943</text:p>
          </table:table-cell>
          <table:table-cell table:style-name="ce4" table:formula="of:=1/(1+EXP([.C19]))" office:value-type="float" office:value="0.928551597219467" calcext:value-type="float">
            <text:p>0.928551597219467</text:p>
          </table:table-cell>
          <table:table-cell table:style-name="ce9" table:formula="of:=1/(1+EXP([.C20]))" office:value-type="float" office:value="0.0714484027805326" calcext:value-type="float">
            <text:p>0.071448402780533</text:p>
          </table:table-cell>
          <table:table-cell office:value-type="float" office:value="1" calcext:value-type="float">
            <text:p>1</text:p>
          </table:table-cell>
          <table:table-cell table:formula="of:=1*LOG([.C25])" office:value-type="float" office:value="-1.14600747535943" calcext:value-type="float">
            <text:p>-1.146007475359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formula="of:=1- [.B25]" office:value-type="float" office:value="0.0714484027805328" calcext:value-type="float">
            <text:p>0.071448402780533</text:p>
          </table:table-cell>
          <table:table-cell table:formula="of:=1-[.C25]" office:value-type="float" office:value="0.928551597219467" calcext:value-type="float">
            <text:p>0.928551597219467</text:p>
          </table:table-cell>
          <table:table-cell office:value-type="float" office:value="0" calcext:value-type="float">
            <text:p>0</text:p>
          </table:table-cell>
          <table:table-cell table:formula="of:=0*LOG([.C26])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6]*LOG([.C26])" office:value-type="float" office:value="-0.0321939586284587" calcext:value-type="float">
            <text:p>-0.032193958628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uto 12:59 tutoría</text:p>
          </table:table-cell>
          <table:table-cell table:number-columns-repeated="2"/>
          <table:table-cell office:value-type="string" calcext:value-type="string">
            <text:p>Suponiendo que la observación se clasifica bien:</text:p>
          </table:table-cell>
          <table:table-cell table:style-name="ce12" table:formula="of:=SUM([.E25:.E26])*-1" office:value-type="float" office:value="1.14600747535943" calcext:value-type="float">
            <text:p>1.14600747535943</text:p>
          </table:table-cell>
          <table:table-cell office:value-type="string" calcext:value-type="string">
            <text:p>Suponiendo que la observación se clasifica mal:</text:p>
          </table:table-cell>
          <table:table-cell table:style-name="ce12" table:formula="of:=SUM([.G25:.G26])* -1" office:value-type="float" office:value="0.0321939586284587" calcext:value-type="float">
            <text:p>0.032193958628459</text:p>
          </table:table-cell>
          <table:table-cell/>
          <table:table-cell office:value-type="string" calcext:value-type="string">
            <text:p>Esto no es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uponiendo que la observación se clasifica bien:</text:p>
          </table:table-cell>
          <table:table-cell table:style-name="ce12" table:formula="of:=SUM([.G25:.G26])* -1" office:value-type="float" office:value="0.0321939586284587" calcext:value-type="float">
            <text:p>0.032193958628459</text:p>
          </table:table-cell>
          <table:table-cell office:value-type="string" calcext:value-type="string">
            <text:p>Suponiendo que la observación se clasifica mal:</text:p>
          </table:table-cell>
          <table:table-cell table:style-name="ce12" table:formula="of:=SUM([.E25:.E26])*-1" office:value-type="float" office:value="1.14600747535943" calcext:value-type="float">
            <text:p>1.14600747535943</text:p>
          </table:table-cell>
          <table:table-cell/>
          <table:table-cell office:value-type="string" calcext:value-type="string">
            <text:p>Esto no es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uponiendo que la observación se clasifica bien (LN):</text:p>
          </table:table-cell>
          <table:table-cell table:style-name="ce4" table:formula="of:=1*LN([.C25])" office:value-type="float" office:value="-2.63877972922236" calcext:value-type="float">
            <text:p>-2.63877972922236</text:p>
          </table:table-cell>
          <table:table-cell office:value-type="string" calcext:value-type="string">
            <text:p>Suponiendo que la observación se clasifica mal (LN):</text:p>
          </table:table-cell>
          <table:table-cell table:style-name="ce4" table:formula="of:=1*LN([.C26])" office:value-type="float" office:value="-0.0741293292223561" calcext:value-type="float">
            <text:p>-0.07412932922235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" table:formula="of:=SUM([.E29:.E30])*-1" office:value-type="float" office:value="2.63877972922236" calcext:value-type="float">
            <text:p>2.63877972922236</text:p>
          </table:table-cell>
          <table:table-cell office:value-type="string" calcext:value-type="string">
            <text:p>esta no es</text:p>
          </table:table-cell>
          <table:table-cell table:style-name="ce12" table:formula="of:=SUM([.G29:.G30])*-1" office:value-type="float" office:value="0.0741293292223561" calcext:value-type="float">
            <text:p>0.074129329222356</text:p>
          </table:table-cell>
          <table:table-cell/>
          <table:table-cell office:value-type="string" calcext:value-type="string">
            <text:p>esta no e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/N</text:p>
          </table:table-cell>
          <table:table-cell table:formula="of:=[.E31]/2" office:value-type="float" office:value="1.31938986461118" calcext:value-type="float">
            <text:p>1.31938986461118</text:p>
          </table:table-cell>
          <table:table-cell office:value-type="string" calcext:value-type="string">
            <text:p>esta no es 1/N</text:p>
          </table:table-cell>
          <table:table-cell table:formula="of:=[.G31]/2" office:value-type="float" office:value="0.037064664611178" calcext:value-type="float">
            <text:p>0.037064664611178</text:p>
          </table:table-cell>
          <table:table-cell/>
          <table:table-cell office:value-type="string" calcext:value-type="string">
            <text:p>esta no 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uponiendo que la observación se clasifica bien (LN):</text:p>
          </table:table-cell>
          <table:table-cell table:style-name="ce13" office:value-type="float" office:value="0.0741293292223564" calcext:value-type="float">
            <text:p>0.074129329222357</text:p>
          </table:table-cell>
          <table:table-cell office:value-type="string" calcext:value-type="string">
            <text:p>WIN BINGO!</text:p>
          </table:table-cell>
          <table:table-cell table:style-name="ce13" office:value-type="float" office:value="2.63877972922235" calcext:value-type="float">
            <text:p>2.63877972922235</text:p>
          </table:table-cell>
          <table:table-cell office:value-type="string" calcext:value-type="string">
            <text:p>WIN BINGO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reción multinomial (Softmax)</text:p>
          </table:table-cell>
          <table:table-cell table:style-name="ce5" office:value-type="string" calcext:value-type="string">
            <text:p><text:a xlink:href="https://developpaper.com/why-softmax/" xlink:type="simple">https://developpaper.com/why-softmax/</text:a></text:p>
          </table:table-cell>
          <table:table-cell table:number-columns-repeated="6"/>
          <table:table-cell office:value-type="string" calcext:value-type="string">
            <text:p>SOFTMAX</text:p>
          </table:table-cell>
          <table:table-cell office:value-type="string" calcext:value-type="string">
            <text:p>e^hi / Sum(e^hi)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<text:a xlink:href="https://www.programmersought.com/article/92726276008/" xlink:type="simple">https://www.programmersought.com/article/92726276008/</text:a></text:p>
          </table:table-cell>
          <table:table-cell table:number-columns-repeated="8"/>
          <table:table-cell office:value-type="string" calcext:value-type="string">
            <text:p>e ^hi</text:p>
          </table:table-cell>
          <table:table-cell table:number-columns-repeated="7"/>
          <table:table-cell table:style-name="ce20" office:value-type="string" calcext:value-type="string">
            <text:p>CLASIFICA BIEN</text:p>
          </table:table-cell>
          <table:table-cell table:number-columns-repeated="4" table:style-name="ce20" office:value-type="string" calcext:value-type="string">
            <text:p>CLASIFICA M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1,1</text:p>
          </table:table-cell>
          <table:table-cell office:value-type="string" calcext:value-type="string">
            <text:p>w1,2</text:p>
          </table:table-cell>
          <table:table-cell office:value-type="string" calcext:value-type="string">
            <text:p>w1,3</text:p>
          </table:table-cell>
          <table:table-cell/>
          <table:table-cell office:value-type="string" calcext:value-type="string">
            <text:p>X1 x W1,1</text:p>
          </table:table-cell>
          <table:table-cell office:value-type="string" calcext:value-type="string">
            <text:p>X2 x W2,1</text:p>
          </table:table-cell>
          <table:table-cell office:value-type="string" calcext:value-type="string">
            <text:p>Bias1</text:p>
          </table:table-cell>
          <table:table-cell office:value-type="string" calcext:value-type="string">
            <text:p>H(i)</text:p>
          </table:table-cell>
          <table:table-cell table:style-name="ce15" office:value-type="string" calcext:value-type="string">
            <text:p>Suma de todas las Hs:</text:p>
          </table:table-cell>
          <table:table-cell table:formula="of:=+SUM([.K38:.K42])" office:value-type="string" office:string-value="21.20825115" calcext:value-type="string">
            <text:p>21.20825115</text:p>
          </table:table-cell>
          <table:table-cell office:value-type="string" calcext:value-type="string">
            <text:p>P(i)</text:p>
          </table:table-cell>
          <table:table-cell office:value-type="string" calcext:value-type="string">
            <text:p>Label si clasifico bien</text:p>
          </table:table-cell>
          <table:table-cell office:value-type="string" calcext:value-type="string">
            <text:p>Cross entropy</text:p>
          </table:table-cell>
          <table:table-cell/>
          <table:table-cell office:value-type="string" calcext:value-type="string">
            <text:p>Cross entropy</text:p>
          </table:table-cell>
          <table:table-cell/>
          <table:table-cell table:style-name="ce1" office:value-type="string" calcext:value-type="string">
            <text:p>Cross entropy</text:p>
          </table:table-cell>
          <table:table-cell table:style-name="ce20" office:value-type="string" calcext:value-type="string">
            <text:p>Cross entropy LN</text:p>
          </table:table-cell>
          <table:table-cell/>
          <table:table-cell table:style-name="ce20" office:value-type="string" calcext:value-type="string">
            <text:p>Cross entropy LN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.2032" calcext:value-type="float">
            <text:p>1.2032</text:p>
          </table:table-cell>
          <table:table-cell office:value-type="float" office:value="0.34239826" calcext:value-type="float">
            <text:p>0.34239826</text:p>
          </table:table-cell>
          <table:table-cell office:value-type="float" office:value="-0.3272417" calcext:value-type="float">
            <text:p>-0.3272417</text:p>
          </table:table-cell>
          <table:table-cell/>
          <table:table-cell table:style-name="ce14" table:formula="of:=+[.B38]*[.A38]" office:value-type="string" office:string-value="0.0000" calcext:value-type="string">
            <text:p>0.0000</text:p>
          </table:table-cell>
          <table:table-cell table:formula="of:=+[.B40]*[.A40]" office:value-type="string" office:string-value="2.9000624" calcext:value-type="string">
            <text:p>2.9000624</text:p>
          </table:table-cell>
          <table:table-cell table:formula="of:=+[.B42]" office:value-type="string" office:string-value="-1.7683319" calcext:value-type="string">
            <text:p>-1.7683319</text:p>
          </table:table-cell>
          <table:table-cell table:style-name="ce15" table:formula="of:=+SUM([.F38:.H38])" office:value-type="string" office:string-value="1.1317" calcext:value-type="string">
            <text:p>1.1317</text:p>
          </table:table-cell>
          <table:table-cell office:value-type="string" calcext:value-type="string">
            <text:p>h1</text:p>
          </table:table-cell>
          <table:table-cell table:formula="of:=+EXP([.I38])" office:value-type="string" office:string-value="3.101018172" calcext:value-type="string">
            <text:p>3.101018172</text:p>
          </table:table-cell>
          <table:table-cell table:style-name="ce11" table:formula="of:=+[.K38]/[.K37]" office:value-type="string" office:string-value="0.1462175334" calcext:value-type="string">
            <text:p>0.1462175334</text:p>
          </table:table-cell>
          <table:table-cell office:value-type="float" office:value="0" calcext:value-type="float">
            <text:p>0</text:p>
          </table:table-cell>
          <table:table-cell table:style-name="ce12" table:formula="of:=+[.M38]*LOG([.L38]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style-name="ce12" table:formula="of:=+[.O38]*LOG([.L38])" office:value-type="string" office:string-value="-0.8350005465" calcext:value-type="string">
            <text:p>-0.835000546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table:formula="of:=+[.O38]*LN([.L38])" office:value-type="float" office:value="-1.92265981136061" calcext:value-type="float">
            <text:p>-1.92265981136061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w2,1</text:p>
          </table:table-cell>
          <table:table-cell office:value-type="string" calcext:value-type="string">
            <text:p>w2,2</text:p>
          </table:table-cell>
          <table:table-cell office:value-type="string" calcext:value-type="string">
            <text:p>w2,3</text:p>
          </table:table-cell>
          <table:table-cell/>
          <table:table-cell office:value-type="string" calcext:value-type="string">
            <text:p>X1 x W1,2</text:p>
          </table:table-cell>
          <table:table-cell office:value-type="string" calcext:value-type="string">
            <text:p>X2 x W2,2</text:p>
          </table:table-cell>
          <table:table-cell office:value-type="string" calcext:value-type="string">
            <text:p>Bias2</text:p>
          </table:table-cell>
          <table:table-cell table:number-columns-repeated="3"/>
          <table:table-cell table:style-name="ce11"/>
          <table:table-cell/>
          <table:table-cell table:style-name="ce1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00312" calcext:value-type="float">
            <text:p>1.4500312</text:p>
          </table:table-cell>
          <table:table-cell office:value-type="float" office:value="0.54530275" calcext:value-type="float">
            <text:p>0.54530275</text:p>
          </table:table-cell>
          <table:table-cell office:value-type="float" office:value="-0.64213556" calcext:value-type="float">
            <text:p>-0.64213556</text:p>
          </table:table-cell>
          <table:table-cell/>
          <table:table-cell table:formula="of:=+[.C38]*[.A38]" office:value-type="string" office:string-value="0" calcext:value-type="string">
            <text:p>0</text:p>
          </table:table-cell>
          <table:table-cell table:formula="of:=+[.C40]*[.A40]" office:value-type="string" office:string-value="1.0906055" calcext:value-type="string">
            <text:p>1.0906055</text:p>
          </table:table-cell>
          <table:table-cell table:formula="of:=+[.C42]" office:value-type="string" office:string-value="1.8029612" calcext:value-type="string">
            <text:p>1.8029612</text:p>
          </table:table-cell>
          <table:table-cell table:style-name="ce15" table:formula="of:=+SUM([.F40:.H40])" office:value-type="string" office:string-value="2.8936" calcext:value-type="string">
            <text:p>2.8936</text:p>
          </table:table-cell>
          <table:table-cell office:value-type="string" calcext:value-type="string">
            <text:p>h2</text:p>
          </table:table-cell>
          <table:table-cell table:formula="of:=+EXP([.I40])" office:value-type="string" office:string-value="18.05760092" calcext:value-type="string">
            <text:p>18.05760092</text:p>
          </table:table-cell>
          <table:table-cell table:style-name="ce11" table:formula="of:=+[.K40]/[.K37]" office:value-type="string" office:string-value="0.8514422428" calcext:value-type="string">
            <text:p>0.8514422428</text:p>
          </table:table-cell>
          <table:table-cell office:value-type="float" office:value="1" calcext:value-type="float">
            <text:p>1</text:p>
          </table:table-cell>
          <table:table-cell table:style-name="ce12" table:formula="of:=+[.M40]*LOG([.L40])" office:value-type="string" office:string-value="-0.06984480687" calcext:value-type="string">
            <text:p>-0.06984480687</text:p>
          </table:table-cell>
          <table:table-cell office:value-type="float" office:value="0" calcext:value-type="float">
            <text:p>0</text:p>
          </table:table-cell>
          <table:table-cell table:style-name="ce12" table:formula="of:=+[.O40]*LOG([.L40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4" table:formula="of:=[.M40]*LN([.L40])" office:value-type="float" office:value="-0.160823611127101" calcext:value-type="float">
            <text:p>-0.160823611127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ias1</text:p>
          </table:table-cell>
          <table:table-cell office:value-type="string" calcext:value-type="string">
            <text:p>Bias2</text:p>
          </table:table-cell>
          <table:table-cell office:value-type="string" calcext:value-type="string">
            <text:p>Bias3</text:p>
          </table:table-cell>
          <table:table-cell/>
          <table:table-cell office:value-type="string" calcext:value-type="string">
            <text:p>X1 x W1,3</text:p>
          </table:table-cell>
          <table:table-cell office:value-type="string" calcext:value-type="string">
            <text:p>X2 x W2,3</text:p>
          </table:table-cell>
          <table:table-cell office:value-type="string" calcext:value-type="string">
            <text:p>Bias3</text:p>
          </table:table-cell>
          <table:table-cell table:number-columns-repeated="3"/>
          <table:table-cell table:style-name="ce11"/>
          <table:table-cell/>
          <table:table-cell table:style-name="ce12"/>
          <table:table-cell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bias</text:p>
          </table:table-cell>
          <table:table-cell office:value-type="float" office:value="-1.7683319" calcext:value-type="float">
            <text:p>-1.7683319</text:p>
          </table:table-cell>
          <table:table-cell office:value-type="float" office:value="1.8029612" calcext:value-type="float">
            <text:p>1.8029612</text:p>
          </table:table-cell>
          <table:table-cell office:value-type="float" office:value="-1.7188473" calcext:value-type="float">
            <text:p>-1.7188473</text:p>
          </table:table-cell>
          <table:table-cell/>
          <table:table-cell table:formula="of:=+[.D38]*[.A38]" office:value-type="string" office:string-value="0" calcext:value-type="string">
            <text:p>0</text:p>
          </table:table-cell>
          <table:table-cell table:formula="of:=+[.D40]*[.A40]" office:value-type="string" office:string-value="-1.28427112" calcext:value-type="string">
            <text:p>-1.28427112</text:p>
          </table:table-cell>
          <table:table-cell table:formula="of:=+[.D42]" office:value-type="string" office:string-value="-1.7188473" calcext:value-type="string">
            <text:p>-1.7188473</text:p>
          </table:table-cell>
          <table:table-cell table:style-name="ce15" table:formula="of:=+SUM([.F42:.H42])" office:value-type="string" office:string-value="-3.0031" calcext:value-type="string">
            <text:p>-3.0031</text:p>
          </table:table-cell>
          <table:table-cell office:value-type="string" calcext:value-type="string">
            <text:p>h3</text:p>
          </table:table-cell>
          <table:table-cell table:formula="of:=+EXP([.I42])" office:value-type="string" office:string-value="0.0496320532" calcext:value-type="string">
            <text:p>0.0496320532</text:p>
          </table:table-cell>
          <table:table-cell table:style-name="ce11" table:formula="of:=+[.K42]/[.K37]" office:value-type="string" office:string-value="0.002340223758" calcext:value-type="string">
            <text:p>0.002340223758</text:p>
          </table:table-cell>
          <table:table-cell office:value-type="float" office:value="0" calcext:value-type="float">
            <text:p>0</text:p>
          </table:table-cell>
          <table:table-cell table:style-name="ce12" table:formula="of:=+[.M42]*LOG([.L42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2" table:formula="of:=+[.O42]*LOG([.L42]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[.Q42]*LOG([.L42])" office:value-type="float" office:value="-2.63074261600063" calcext:value-type="float">
            <text:p>-2.630742616000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7" table:formula="of:=[.Q42]*LN([.L42])" office:value-type="float" office:value="-6.0575087311072" calcext:value-type="float">
            <text:p>-6.0575087311072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style-name="ce12"/>
          <table:table-cell/>
          <table:table-cell table:style-name="ce12"/>
          <table:table-cell table:number-columns-repeated="1008"/>
        </table:table-row>
        <table:table-row table:style-name="ro1">
          <table:table-cell table:number-columns-repeated="13"/>
          <table:table-cell table:style-name="ce12" table:formula="of:=-SUM([.N38:.N43])" office:value-type="string" office:string-value="0.06984480687" calcext:value-type="string">
            <text:p>0.06984480687</text:p>
          </table:table-cell>
          <table:table-cell/>
          <table:table-cell table:style-name="ce12" table:formula="of:=-SUM([.P38:.P43])" office:value-type="string" office:string-value="0.8350005465" calcext:value-type="string">
            <text:p>0.8350005465</text:p>
          </table:table-cell>
          <table:table-cell office:value-type="string" calcext:value-type="string">
            <text:p>esta no es.</text:p>
          </table:table-cell>
          <table:table-cell table:style-name="ce12" table:formula="of:=-SUM([.R38:.R43])" office:value-type="float" office:value="2.63074261600063" calcext:value-type="float">
            <text:p>2.63074261600063</text:p>
          </table:table-cell>
          <table:table-cell table:style-name="ce25" table:formula="of:=-SUM([.S38:.S43])" office:value-type="float" office:value="0.160823611127101" calcext:value-type="float">
            <text:p>0.160823611127101</text:p>
          </table:table-cell>
          <table:table-cell/>
          <table:table-cell table:style-name="ce25" table:formula="of:=-SUM([.U38:.U42])" office:value-type="float" office:value="1.92265981136061" calcext:value-type="float">
            <text:p>1.92265981136061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18" office:value-type="float" office:value="-0.06984480687" calcext:value-type="float">
            <text:p>-0.06984480687</text:p>
          </table:table-cell>
          <table:table-cell/>
          <table:table-cell table:style-name="ce12" table:formula="of:=[.P38]" office:value-type="string" office:string-value="-0.8350005465" calcext:value-type="string">
            <text:p>-0.8350005465</text:p>
          </table:table-cell>
          <table:table-cell office:value-type="string" calcext:value-type="string">
            <text:p>esta no es.</text:p>
          </table:table-cell>
          <table:table-cell table:style-name="ce12"/>
          <table:table-cell office:value-type="string" calcext:value-type="string">
            <text:p>esta esta bien</text:p>
          </table:table-cell>
          <table:table-cell/>
          <table:table-cell office:value-type="string" calcext:value-type="string">
            <text:p>esta esta b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regunta 13</text:p>
          </table:table-cell>
          <table:table-cell table:style-name="ce3" table:number-columns-repeated="9"/>
          <table:table-cell table:style-name="ce3" office:value-type="string" calcext:value-type="string">
            <text:p>sum(E^hi)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softmax</text:p>
          </table:table-cell>
          <table:table-cell table:style-name="ce3" office:value-type="string" calcext:value-type="string">
            <text:p>e^hi / Sum(e^hi)</text:p>
          </table:table-cell>
          <table:table-cell table:style-name="ce3" table:formula="of:=SUM([.K50:.K56])" office:value-type="float" office:value="159.539275885985" calcext:value-type="float">
            <text:p>159.539275885985</text:p>
          </table:table-cell>
          <table:table-cell table:style-name="ce16" office:value-type="string" calcext:value-type="string">
            <text:p>softmax</text:p>
          </table:table-cell>
          <table:table-cell table:number-columns-repeated="2" table:style-name="ce16" office:value-type="string" calcext:value-type="string">
            <text:p>sigmoidea porque es multilabel?</text:p>
          </table:table-cell>
          <table:table-cell table:style-name="ce3" table:number-columns-repeated="1010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sin multiplicar por -1</text:p>
          </table:table-cell>
          <table:table-cell table:style-name="ce3" office:value-type="string" calcext:value-type="string">
            <text:p>multiplicando por -1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w1,1</text:p>
          </table:table-cell>
          <table:table-cell office:value-type="string" calcext:value-type="string">
            <text:p>w1,2</text:p>
          </table:table-cell>
          <table:table-cell office:value-type="string" calcext:value-type="string">
            <text:p>w1,3</text:p>
          </table:table-cell>
          <table:table-cell office:value-type="string" calcext:value-type="string">
            <text:p>w1,4</text:p>
          </table:table-cell>
          <table:table-cell office:value-type="string" calcext:value-type="string">
            <text:p>X1 x W1,1</text:p>
          </table:table-cell>
          <table:table-cell office:value-type="string" calcext:value-type="string">
            <text:p>X2 x W2,1</text:p>
          </table:table-cell>
          <table:table-cell office:value-type="string" calcext:value-type="string">
            <text:p>Bias1</text:p>
          </table:table-cell>
          <table:table-cell office:value-type="string" calcext:value-type="string">
            <text:p>H(i)</text:p>
          </table:table-cell>
          <table:table-cell/>
          <table:table-cell office:value-type="string" calcext:value-type="string">
            <text:p>e ^hi</text:p>
          </table:table-cell>
          <table:table-cell office:value-type="string" calcext:value-type="string">
            <text:p>P(i)</text:p>
          </table:table-cell>
          <table:table-cell table:number-columns-repeated="2"/>
          <table:table-cell office:value-type="string" calcext:value-type="string">
            <text:p>P(i)</text:p>
          </table:table-cell>
          <table:table-cell table:style-name="ce20" office:value-type="string" calcext:value-type="string">
            <text:p>Cross entropy binaria</text:p>
          </table:table-cell>
          <table:table-cell office:value-type="string" calcext:value-type="string">
            <text:p>ti = target</text:p>
          </table:table-cell>
          <table:table-cell office:value-type="string" calcext:value-type="string">
            <text:p>LN(1-P(i))</text:p>
          </table:table-cell>
          <table:table-cell office:value-type="string" calcext:value-type="string">
            <text:p><text:span text:style-name="T1">(</text:span><text:span text:style-name="T2">LN(Pi)+LN(1-Pi)</text:span>)*-1</text:p>
          </table:table-cell>
          <table:table-cell office:value-type="string" calcext:value-type="string">
            <text:p>P(i)*LN(Pi)</text:p>
          </table:table-cell>
          <table:table-cell/>
          <table:table-cell office:value-type="string" calcext:value-type="string">
            <text:p>suponiendo que clasifico BIEN.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-10.021508" calcext:value-type="float">
            <text:p>-10.021508</text:p>
          </table:table-cell>
          <table:table-cell table:style-name="ce8" office:value-type="float" office:value="9.780544" calcext:value-type="float">
            <text:p>9.780544</text:p>
          </table:table-cell>
          <table:table-cell table:style-name="ce8" office:value-type="float" office:value="-0.3323118" calcext:value-type="float">
            <text:p>-0.3323118</text:p>
          </table:table-cell>
          <table:table-cell table:style-name="ce8" office:value-type="float" office:value="0.35372728" calcext:value-type="float">
            <text:p>0.35372728</text:p>
          </table:table-cell>
          <table:table-cell table:formula="of:=[.A51]*[.B50]" office:value-type="float" office:value="-5.010754" calcext:value-type="float">
            <text:p>-5.010754</text:p>
          </table:table-cell>
          <table:table-cell table:formula="of:=[.A53]*[.B53]" office:value-type="float" office:value="0.066199235" calcext:value-type="float">
            <text:p>0.066199235</text:p>
          </table:table-cell>
          <table:table-cell table:formula="of:=[.B55]" office:value-type="float" office:value="0.19760127" calcext:value-type="float">
            <text:p>0.19760127</text:p>
          </table:table-cell>
          <table:table-cell table:formula="of:=SUM([.F50:.H50])" office:value-type="float" office:value="-4.746953495" calcext:value-type="float">
            <text:p>-4.746953495</text:p>
          </table:table-cell>
          <table:table-cell office:value-type="string" calcext:value-type="string">
            <text:p>h1</text:p>
          </table:table-cell>
          <table:table-cell table:formula="of:=+EXP([.I50])" office:value-type="float" office:value="0.00867809282564313" calcext:value-type="float">
            <text:p>0.008678092825643</text:p>
          </table:table-cell>
          <table:table-cell table:style-name="ce17" table:formula="of:=[.K50]/[.K47]" office:value-type="float" office:value="0.0000543947111295963" calcext:value-type="float">
            <text:p>0.00005439471112959630</text:p>
          </table:table-cell>
          <table:table-cell table:style-name="ce4" table:formula="of:=1/(1+EXP([.I50]))" office:value-type="float" office:value="0.99139656855109" calcext:value-type="float">
            <text:p>0.99139656855109</text:p>
          </table:table-cell>
          <table:table-cell table:formula="of:=[.I50]*-1" office:value-type="float" office:value="4.746953495" calcext:value-type="float">
            <text:p>4.746953495</text:p>
          </table:table-cell>
          <table:table-cell table:style-name="ce19" table:formula="of:=1/(1+EXP([.N50]))" office:value-type="float" office:value="0.00860343144891044" calcext:value-type="float">
            <text:p>0.00860343144891</text:p>
          </table:table-cell>
          <table:table-cell table:formula="of:=LN([.O50])" office:value-type="float" office:value="-4.75559414961702" calcext:value-type="float">
            <text:p>-4.75559414961702</text:p>
          </table:table-cell>
          <table:table-cell office:value-type="string" calcext:value-type="string">
            <text:p>|=&gt; ti *LOG(p) + (1-ti) LOG <text:s/>(1-p)</text:p>
          </table:table-cell>
          <table:table-cell table:style-name="ce23" table:formula="of:=LN(1-[.O50])" office:value-type="float" office:value="-0.00864065461701608" calcext:value-type="float">
            <text:p>-0.008640654617016</text:p>
          </table:table-cell>
          <table:table-cell table:formula="of:=([.R50]+[.P50])" office:value-type="float" office:value="-4.76423480423404" calcext:value-type="float">
            <text:p>-4.76423480423404</text:p>
          </table:table-cell>
          <table:table-cell table:formula="of:=[.O50]*[.P50]" office:value-type="float" office:value="-0.0409144282650696" calcext:value-type="float">
            <text:p>-0.04091442826507</text:p>
          </table:table-cell>
          <table:table-cell/>
          <table:table-cell table:formula="of:=[.R50]" office:value-type="float" office:value="-0.00864065461701608" calcext:value-type="float">
            <text:p>-0.008640654617016</text:p>
          </table:table-cell>
          <table:table-cell table:number-columns-repeated="100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X1 x W1,2</text:p>
          </table:table-cell>
          <table:table-cell office:value-type="string" calcext:value-type="string">
            <text:p>X2 x W2,2</text:p>
          </table:table-cell>
          <table:table-cell office:value-type="string" calcext:value-type="string">
            <text:p>Bias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4"/>
          <table:table-cell/>
          <table:table-cell table:style-name="ce19"/>
          <table:table-cell table:number-columns-repeated="2"/>
          <table:table-cell table:style-name="ce23" table:formula="of:=LN(1-[.O51])" office:value-type="float" office:value="0" calcext:value-type="float">
            <text:p>0</text:p>
          </table:table-cell>
          <table:table-cell table:formula="of:=([.R51]+[.P51])* -1" office:value-type="float" office:value="-0" calcext:value-type="float">
            <text:p>0</text:p>
          </table:table-cell>
          <table:table-cell table:formula="of:=[.O51]*[.P5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2</text:p>
          </table:table-cell>
          <table:table-cell table:style-name="ce7" office:value-type="string" calcext:value-type="string">
            <text:p>w2,1</text:p>
          </table:table-cell>
          <table:table-cell office:value-type="string" calcext:value-type="string">
            <text:p>w2,2</text:p>
          </table:table-cell>
          <table:table-cell office:value-type="string" calcext:value-type="string">
            <text:p>w2,3</text:p>
          </table:table-cell>
          <table:table-cell office:value-type="string" calcext:value-type="string">
            <text:p>w2,4</text:p>
          </table:table-cell>
          <table:table-cell table:formula="of:=[.A51]*[.C50]" office:value-type="float" office:value="4.890272" calcext:value-type="float">
            <text:p>4.890272</text:p>
          </table:table-cell>
          <table:table-cell table:style-name="ce4" table:formula="of:=[.A53]*[.C53]" office:value-type="float" office:value="-0.06662705" calcext:value-type="float">
            <text:p>-0.06662705</text:p>
          </table:table-cell>
          <table:table-cell table:formula="of:=[.C55]" office:value-type="float" office:value="-0.18874079" calcext:value-type="float">
            <text:p>-0.18874079</text:p>
          </table:table-cell>
          <table:table-cell table:formula="of:=SUM([.F52:.H52])" office:value-type="float" office:value="4.63490416" calcext:value-type="float">
            <text:p>4.63490416</text:p>
          </table:table-cell>
          <table:table-cell office:value-type="string" calcext:value-type="string">
            <text:p>h2</text:p>
          </table:table-cell>
          <table:table-cell table:formula="of:=+EXP([.I52])" office:value-type="float" office:value="103.018044272725" calcext:value-type="float">
            <text:p>103.018044272725</text:p>
          </table:table-cell>
          <table:table-cell table:formula="of:=[.K52]/[.K47]" office:value-type="float" office:value="0.645722150239336" calcext:value-type="float">
            <text:p>0.645722150239336</text:p>
          </table:table-cell>
          <table:table-cell table:style-name="ce4" table:formula="of:=1/(1+EXP([.I52]))" office:value-type="float" office:value="0.00961371661034214" calcext:value-type="float">
            <text:p>0.009613716610342</text:p>
          </table:table-cell>
          <table:table-cell table:formula="of:=[.I52]*-1" office:value-type="float" office:value="-4.63490416" calcext:value-type="float">
            <text:p>-4.63490416</text:p>
          </table:table-cell>
          <table:table-cell table:style-name="ce19" table:formula="of:=1/(1+EXP([.N52]))" office:value-type="float" office:value="0.990386283389658" calcext:value-type="float">
            <text:p>0.990386283389658</text:p>
          </table:table-cell>
          <table:table-cell table:formula="of:=LN([.O52])" office:value-type="float" office:value="-0.0096602267138891" calcext:value-type="float">
            <text:p>-0.009660226713889</text:p>
          </table:table-cell>
          <table:table-cell office:value-type="string" calcext:value-type="string">
            <text:p>|=&gt; ti *LOG(p) + (1-ti) LOG <text:s/>(1-p)</text:p>
          </table:table-cell>
          <table:table-cell table:style-name="ce23" table:formula="of:=LN(1-[.O52])" office:value-type="float" office:value="-4.6445643867139" calcext:value-type="float">
            <text:p>-4.6445643867139</text:p>
          </table:table-cell>
          <table:table-cell table:formula="of:=([.R52]+[.P52])" office:value-type="float" office:value="-4.65422461342779" calcext:value-type="float">
            <text:p>-4.65422461342779</text:p>
          </table:table-cell>
          <table:table-cell table:formula="of:=[.O52]*[.P52]" office:value-type="float" office:value="-0.00956735603187012" calcext:value-type="float">
            <text:p>-0.00956735603187</text:p>
          </table:table-cell>
          <table:table-cell/>
          <table:table-cell table:formula="of:=[.P52]" office:value-type="float" office:value="-0.0096602267138891" calcext:value-type="float">
            <text:p>-0.009660226713889</text:p>
          </table:table-cell>
          <table:table-cell table:number-columns-repeated="100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8" office:value-type="float" office:value="0.13239847" calcext:value-type="float">
            <text:p>0.13239847</text:p>
          </table:table-cell>
          <table:table-cell table:style-name="ce8" office:value-type="float" office:value="-0.1332541" calcext:value-type="float">
            <text:p>-0.1332541</text:p>
          </table:table-cell>
          <table:table-cell table:style-name="ce8" office:value-type="float" office:value="8.324003" calcext:value-type="float">
            <text:p>8.324003</text:p>
          </table:table-cell>
          <table:table-cell table:style-name="ce8" office:value-type="float" office:value="-8.686057" calcext:value-type="float">
            <text:p>-8.686057</text:p>
          </table:table-cell>
          <table:table-cell office:value-type="string" calcext:value-type="string">
            <text:p>X1 x W1,3</text:p>
          </table:table-cell>
          <table:table-cell office:value-type="string" calcext:value-type="string">
            <text:p>X2 x W2,3</text:p>
          </table:table-cell>
          <table:table-cell office:value-type="string" calcext:value-type="string">
            <text:p>Bias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4"/>
          <table:table-cell/>
          <table:table-cell table:style-name="ce19"/>
          <table:table-cell table:number-columns-repeated="2"/>
          <table:table-cell table:style-name="ce23" table:formula="of:=LN(1-[.O53])" office:value-type="float" office:value="0" calcext:value-type="float">
            <text:p>0</text:p>
          </table:table-cell>
          <table:table-cell table:formula="of:=([.R53]+[.P53])* -1" office:value-type="float" office:value="-0" calcext:value-type="float">
            <text:p>0</text:p>
          </table:table-cell>
          <table:table-cell table:formula="of:=[.O53]*[.P5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as</text:p>
          </table:table-cell>
          <table:table-cell table:number-columns-repeated="4"/>
          <table:table-cell table:formula="of:=[.A51]*[.D50]" office:value-type="float" office:value="-0.1661559" calcext:value-type="float">
            <text:p>-0.1661559</text:p>
          </table:table-cell>
          <table:table-cell table:formula="of:=[.A53]*[.D53]" office:value-type="float" office:value="4.1620015" calcext:value-type="float">
            <text:p>4.1620015</text:p>
          </table:table-cell>
          <table:table-cell table:formula="of:=[.D55]" office:value-type="float" office:value="0.03835499" calcext:value-type="float">
            <text:p>0.03835499</text:p>
          </table:table-cell>
          <table:table-cell table:formula="of:=SUM([.F54:.H54])" office:value-type="float" office:value="4.03420059" calcext:value-type="float">
            <text:p>4.03420059</text:p>
          </table:table-cell>
          <table:table-cell office:value-type="string" calcext:value-type="string">
            <text:p>h3</text:p>
          </table:table-cell>
          <table:table-cell table:formula="of:=+EXP([.I54])" office:value-type="float" office:value="56.497737324698" calcext:value-type="float">
            <text:p>56.497737324698</text:p>
          </table:table-cell>
          <table:table-cell table:formula="of:=[.K54]/[.K47]" office:value-type="float" office:value="0.354130586408541" calcext:value-type="float">
            <text:p>0.354130586408541</text:p>
          </table:table-cell>
          <table:table-cell table:style-name="ce4" table:formula="of:=1/(1+EXP([.I54]))" office:value-type="float" office:value="0.0173919887377977" calcext:value-type="float">
            <text:p>0.017391988737798</text:p>
          </table:table-cell>
          <table:table-cell table:formula="of:=[.I54]*-1" office:value-type="float" office:value="-4.03420059" calcext:value-type="float">
            <text:p>-4.03420059</text:p>
          </table:table-cell>
          <table:table-cell table:style-name="ce19" table:formula="of:=1/(1+EXP([.N54]))" office:value-type="float" office:value="0.982608011262202" calcext:value-type="float">
            <text:p>0.982608011262202</text:p>
          </table:table-cell>
          <table:table-cell table:formula="of:=LN([.O54])" office:value-type="float" office:value="-0.0175450061542205" calcext:value-type="float">
            <text:p>-0.017545006154221</text:p>
          </table:table-cell>
          <table:table-cell office:value-type="string" calcext:value-type="string">
            <text:p>|=&gt; ti *LOG(p) + (1-ti) LOG <text:s/>(1-p)</text:p>
          </table:table-cell>
          <table:table-cell table:style-name="ce23" table:formula="of:=LN(1-[.O54])" office:value-type="float" office:value="-4.05174559615421" calcext:value-type="float">
            <text:p>-4.05174559615421</text:p>
          </table:table-cell>
          <table:table-cell table:formula="of:=([.R54]+[.P54])" office:value-type="float" office:value="-4.06929060230843" calcext:value-type="float">
            <text:p>-4.06929060230843</text:p>
          </table:table-cell>
          <table:table-cell table:formula="of:=[.O54]*[.P54]" office:value-type="float" office:value="-0.0172398636047817" calcext:value-type="float">
            <text:p>-0.017239863604782</text:p>
          </table:table-cell>
          <table:table-cell/>
          <table:table-cell table:formula="of:=[.P54]" office:value-type="float" office:value="-0.0175450061542205" calcext:value-type="float">
            <text:p>-0.017545006154221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0.19760127" calcext:value-type="float">
            <text:p>0.19760127</text:p>
          </table:table-cell>
          <table:table-cell table:style-name="ce8" office:value-type="float" office:value="-0.18874079" calcext:value-type="float">
            <text:p>-0.18874079</text:p>
          </table:table-cell>
          <table:table-cell table:style-name="ce8" office:value-type="float" office:value="0.03835499" calcext:value-type="float">
            <text:p>0.03835499</text:p>
          </table:table-cell>
          <table:table-cell table:style-name="ce8" office:value-type="float" office:value="-0.04586953" calcext:value-type="float">
            <text:p>-0.04586953</text:p>
          </table:table-cell>
          <table:table-cell office:value-type="string" calcext:value-type="string">
            <text:p>X1 x W1,4</text:p>
          </table:table-cell>
          <table:table-cell office:value-type="string" calcext:value-type="string">
            <text:p>X2 x W2,4</text:p>
          </table:table-cell>
          <table:table-cell office:value-type="string" calcext:value-type="string">
            <text:p>Bias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4"/>
          <table:table-cell/>
          <table:table-cell table:style-name="ce19"/>
          <table:table-cell table:number-columns-repeated="2"/>
          <table:table-cell table:style-name="ce23" table:formula="of:=LN(1-[.O55])" office:value-type="float" office:value="0" calcext:value-type="float">
            <text:p>0</text:p>
          </table:table-cell>
          <table:table-cell table:formula="of:=([.R55]+[.P55])* -1" office:value-type="float" office:value="-0" calcext:value-type="float">
            <text:p>0</text:p>
          </table:table-cell>
          <table:table-cell table:formula="of:=[.O55]*[.P5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formula="of:=[.A51]*[.E50]" office:value-type="float" office:value="0.17686364" calcext:value-type="float">
            <text:p>0.17686364</text:p>
          </table:table-cell>
          <table:table-cell table:formula="of:=[.A53]*[.E53]" office:value-type="float" office:value="-4.3430285" calcext:value-type="float">
            <text:p>-4.3430285</text:p>
          </table:table-cell>
          <table:table-cell table:formula="of:=[.E55]" office:value-type="float" office:value="-0.04586953" calcext:value-type="float">
            <text:p>-0.04586953</text:p>
          </table:table-cell>
          <table:table-cell table:formula="of:=SUM([.F56:.H56])" office:value-type="float" office:value="-4.21203439" calcext:value-type="float">
            <text:p>-4.21203439</text:p>
          </table:table-cell>
          <table:table-cell office:value-type="string" calcext:value-type="string">
            <text:p>h4</text:p>
          </table:table-cell>
          <table:table-cell table:formula="of:=+EXP([.I56])" office:value-type="float" office:value="0.0148161957366292" calcext:value-type="float">
            <text:p>0.014816195736629</text:p>
          </table:table-cell>
          <table:table-cell table:style-name="ce17" table:formula="of:=[.K56]/[.K47]" office:value-type="float" office:value="0.0000928686409935671" calcext:value-type="float">
            <text:p>0.00009286864099356710</text:p>
          </table:table-cell>
          <table:table-cell table:style-name="ce4" table:formula="of:=1/(1+EXP([.I56]))" office:value-type="float" office:value="0.985400118958611" calcext:value-type="float">
            <text:p>0.985400118958611</text:p>
          </table:table-cell>
          <table:table-cell table:formula="of:=[.I56]*-1" office:value-type="float" office:value="4.21203439" calcext:value-type="float">
            <text:p>4.21203439</text:p>
          </table:table-cell>
          <table:table-cell table:style-name="ce19" table:formula="of:=1/(1+EXP([.N56]))" office:value-type="float" office:value="0.0145998810413885" calcext:value-type="float">
            <text:p>0.014599881041389</text:p>
          </table:table-cell>
          <table:table-cell table:formula="of:=LN([.O56])" office:value-type="float" office:value="-4.22674189815114" calcext:value-type="float">
            <text:p>-4.22674189815114</text:p>
          </table:table-cell>
          <table:table-cell office:value-type="string" calcext:value-type="string">
            <text:p>|=&gt; ti *LOG(p) + (1-ti) LOG <text:s/>(1-p)</text:p>
          </table:table-cell>
          <table:table-cell table:style-name="ce23" table:formula="of:=LN(1-[.O56])" office:value-type="float" office:value="-0.0147075081511415" calcext:value-type="float">
            <text:p>-0.014707508151142</text:p>
          </table:table-cell>
          <table:table-cell table:formula="of:=([.R56]+[.P56])" office:value-type="float" office:value="-4.24144940630228" calcext:value-type="float">
            <text:p>-4.24144940630228</text:p>
          </table:table-cell>
          <table:table-cell table:formula="of:=[.O56]*[.P56]" office:value-type="float" office:value="-0.0617099289056593" calcext:value-type="float">
            <text:p>-0.061709928905659</text:p>
          </table:table-cell>
          <table:table-cell/>
          <table:table-cell table:formula="of:=[.R56]" office:value-type="float" office:value="-0.0147075081511415" calcext:value-type="float">
            <text:p>-0.01470750815114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este tampoco es!!!</text:p>
          </table:table-cell>
          <table:table-cell table:number-columns-repeated="2"/>
          <table:table-cell table:style-name="ce21" table:formula="of:=SUM([.P50:.P56]) * -1" office:value-type="float" office:value="9.00954128063627" calcext:value-type="float">
            <text:p>9.00954128063627</text:p>
          </table:table-cell>
          <table:table-cell table:number-columns-repeated="2"/>
          <table:table-cell table:formula="of:=SUM([.S50:.S56])*-1" office:value-type="float" office:value="17.7291994262725" calcext:value-type="float">
            <text:p>17.7291994262725</text:p>
          </table:table-cell>
          <table:table-cell table:formula="of:=SUM([.T50:.T56])*-1" office:value-type="float" office:value="0.129431576807381" calcext:value-type="float">
            <text:p>0.129431576807381</text:p>
          </table:table-cell>
          <table:table-cell/>
          <table:table-cell table:formula="of:=SUM([.V50:.V56])*-1" office:value-type="float" office:value="0.0505533956362672" calcext:value-type="float">
            <text:p>0.05055339563626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egunta 8</text:p>
          </table:table-cell>
          <table:table-cell table:number-columns-repeated="14"/>
          <table:table-cell office:value-type="string" calcext:value-type="string">
            <text:p>ESTE NO ES.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1= X1*W1,1+X2*W2,1+1*w0,1</text:p>
          </table:table-cell>
          <table:table-cell office:value-type="float" office:value="-2.5646504" calcext:value-type="float">
            <text:p>-2.5646504</text:p>
          </table:table-cell>
          <table:table-cell table:number-columns-repeated="12"/>
          <table:table-cell office:value-type="string" calcext:value-type="string">
            <text:p>Promedio</text:p>
          </table:table-cell>
          <table:table-cell table:style-name="ce22" table:formula="of:=[.P58]/4" office:value-type="float" office:value="2.25238532015907" calcext:value-type="float">
            <text:p>2.25238532015907</text:p>
          </table:table-cell>
          <table:table-cell table:number-columns-repeated="4"/>
          <table:table-cell office:value-type="string" calcext:value-type="string">
            <text:p>Promedio</text:p>
          </table:table-cell>
          <table:table-cell table:style-name="ce26" table:formula="of:=[.V58]/4" office:value-type="float" office:value="0.0126383489090668" calcext:value-type="float">
            <text:p>0.012638348909067</text:p>
          </table:table-cell>
          <table:table-cell office:value-type="string" calcext:value-type="string">
            <text:p>WIN! WIN! BINGO!</text:p>
          </table:table-cell>
          <table:table-cell office:value-type="string" calcext:value-type="string">
            <text:p>La probabilidad mas alta o la entropia cruzada mas baja es la probabilidad que salga BIEN la prediccion.</text:p>
          </table:table-cell>
          <table:table-cell table:number-columns-repeated="1000"/>
        </table:table-row>
        <table:table-row table:style-name="ro1">
          <table:table-cell table:number-columns-repeated="15"/>
          <table:table-cell office:value-type="string" calcext:value-type="string">
            <text:p>ESTE NO E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(1) = 1 / ( 1 + E ^ -H1)</text:p>
          </table:table-cell>
          <table:table-cell table:style-name="ce9" table:formula="of:=1/ (1 + EXP( -1*[.B61]))" office:value-type="float" office:value="0.0714484027805326" calcext:value-type="float">
            <text:p>0.071448402780533</text:p>
          </table:table-cell>
          <table:table-cell table:number-columns-repeated="1022"/>
        </table:table-row>
        <table:table-row table:style-name="ro1">
          <table:table-cell table:number-columns-repeated="17"/>
          <table:table-cell office:value-type="string" calcext:value-type="string">
            <text:p>Promedio</text:p>
          </table:table-cell>
          <table:table-cell table:formula="of:=[.S58]/4" office:value-type="float" office:value="4.43229985656813" calcext:value-type="float">
            <text:p>4.43229985656813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gunta 9 binary cross entropy.</text:p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Promedio</text:p>
          </table:table-cell>
          <table:table-cell table:style-name="ce22" table:formula="of:=[.T58]/4" office:value-type="float" office:value="0.0323578942018452" calcext:value-type="float">
            <text:p>0.0323578942018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1= X1*W1,1+X2*W2,1+1*w0,1</text:p>
          </table:table-cell>
          <table:table-cell office:value-type="float" office:value="-2.5646504" calcext:value-type="float">
            <text:p>-2.5646504</text:p>
          </table:table-cell>
          <table:table-cell table:number-columns-repeated="1022"/>
        </table:table-row>
        <table:table-row table:style-name="ro1">
          <table:table-cell table:number-columns-repeated="19"/>
          <table:table-cell office:value-type="string" calcext:value-type="string">
            <text:p>ESTE NO ES.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(1) = 1 / ( 1 + E ^ -H1)</text:p>
          </table:table-cell>
          <table:table-cell table:style-name="ce9" table:formula="of:=1/ (1 + EXP( -1*[.B69]))" office:value-type="float" office:value="0.0714484027805326" calcext:value-type="float">
            <text:p>0.0714484027805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33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Helvetica Neue" svg:font-family="'Helvetica Neue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 number:grouping="true"/>
    </number:number-style>
    <number:number-style style:name="N145">
      <number:number number:decimal-places="20" number:min-decimal-places="20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9T14:34:35</meta:creation-date>
    <meta:initial-creator>Laura Alvarez Mercado</meta:initial-creator>
    <dc:language>en-US</dc:language>
    <dc:date>2021-08-20T23:27:22.632012228</dc:date>
    <meta:editing-cycles>11</meta:editing-cycles>
    <meta:editing-duration>PT12H45M15S</meta:editing-duration>
    <meta:generator>LibreOffice/7.1.5.2$Linux_X86_64 LibreOffice_project/10$Build-2</meta:generator>
    <meta:document-statistic meta:table-count="1" meta:cell-count="388" meta:object-count="0"/>
    <meta:user-defined meta:name="AppVersion">15.0000</meta:user-defined>
  </office:meta>
</office:document-meta>
</file>